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1.153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81cm" fo:break-before="auto" style:use-optimal-row-height="false"/>
    </style:style>
    <style:style style:name="ro4" style:family="table-row">
      <style:table-row-properties style:row-height="3.627cm" fo:break-before="auto" style:use-optimal-row-height="true"/>
    </style:style>
    <style:style style:name="ro5" style:family="table-row">
      <style:table-row-properties style:row-height="2.866cm" fo:break-before="auto" style:use-optimal-row-height="false"/>
    </style:style>
    <style:style style:name="ro6" style:family="table-row">
      <style:table-row-properties style:row-height="0.87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6.92cm" svg:height="1.12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/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0-11">
            <text:p>11.10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6" table:number-rows-repeated="6531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12.10.2010</text:date>, <text:time>21:1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hc055370</meta:initial-creator>
    <meta:creation-date>2008-04-25T12:53:56</meta:creation-date>
    <dc:date>2010-10-12T21:17:31.81</dc:date>
    <meta:print-date>2008-04-28T18:15:30</meta:print-date>
    <dc:language>de-DE</dc:language>
    <meta:editing-cycles>159</meta:editing-cycles>
    <meta:editing-duration>PT26H34M04S</meta:editing-duration>
    <meta:document-statistic meta:table-count="1" meta:cell-count="564" meta:object-count="1"/>
    <meta:user-defined meta:name="Info 1"/>
    <meta:user-defined meta:name="Info 2"/>
    <meta:user-defined meta:name="Info 3"/>
    <meta:user-defined meta:name="Info 4"/>
  </office:meta>
</office:document-meta>
</file>